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31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Heading">Sobre Pagamentos:</text:p>
      <text:p text:style-name="Standard">Como funciona o pagamento dos clientes? (Pix, cartão, dinheiro?)</text:p>
      <text:p text:style-name="Standard">Tem taxa por transação ou é só a mensalidade fixa?</text:p>
      <text:p text:style-name="Standard">O dinheiro cai direto na conta dele ou passa pela plataforma primeiro?</text:p>
      <text:p text:style-name="Standard">Quanto tempo leva para receber?</text:p>
      <text:p text:style-name="Heading">Sobre Planos/Assinaturas:</text:p>
      <text:p text:style-name="Standard"><text:span text:style-name="T1">P</text:span>aga quanto por mês para usar o CashBarber?</text:p>
      <text:p text:style-name="Standard">O valor varia com algo? (número de funcionários, faturamento, etc.)</text:p>
      <text:p text:style-name="Standard">Tem período gratuito/trial?</text:p>
      <text:p text:style-name="Standard"><text:span text:style-name="T1">O</text:span>s clientes dele assinam planos mensais, como funciona esse pagamento?</text:p>
      <text:p text:style-name="Standard"/>
      <text:p text:style-name="Heading">Sobre Comissões:</text:p>
      <text:p text:style-name="Standard">A plataforma fica com % das vendas ou cobra só mensalidade?</text:p>
      <text:p text:style-name="Standard">Se tem comissão, qual o percentual?</text:p>
      <text:p text:style-name="Standard">Como é feita a conciliação/relatórios?</text:p>
      <text:p text:style-name="Standard"/>
      <text:p text:style-name="Heading">Sobre Tributação/Notas:</text:p>
      <text:p text:style-name="Standard"><text:span text:style-name="T1">E</text:span>mite nota fiscal pelos serviços?</text:p>
      <text:p text:style-name="Standard">A plataforma ajuda nisso ou é responsabilidade dele?</text:p>
      <text:p text:style-name="Standard">Recebe algum relatório fiscal da plataforma?</text:p>
      <text:p text:style-name="Heading">Funcionalidades que ele mais usa:</text:p>
      <text:p text:style-name="Standard">O que acha indispensável?</text:p>
      <text:p text:style-name="Standard">O que falta ou poderia melhorar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17:23:51.647823203</meta:creation-date>
    <meta:print-date>2025-12-18T17:27:38.945104216</meta:print-date>
    <dc:date>2025-12-18T17:28:22.476343235</dc:date>
    <meta:editing-duration>PT4M31S</meta:editing-duration>
    <meta:editing-cycles>1</meta:editing-cycles>
    <meta:document-statistic meta:table-count="0" meta:image-count="0" meta:object-count="0" meta:page-count="1" meta:paragraph-count="21" meta:word-count="131" meta:character-count="854" meta:non-whitespace-character-count="744"/>
    <meta:generator>LibreOffice/25.8.2.2$Linux_X86_64 LibreOffice_project/580$Build-2</meta:generator>
  </office:meta>
</office:document-meta>
</file>